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.032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OSS CLUSTER ANALYSI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058cm" svg:y="2.185cm" presentation:class="title" presentation:user-transformed="true">
          <draw:text-box>
            <text:p text:style-name="P1"><text:span text:style-name="T1">CROSS CLUSTER ANALYSIS</text:span></text:p>
          </draw:text-box>
        </draw:frame>
        <draw:frame draw:name="Content Placeholder 2" presentation:style-name="pr2" draw:text-style-name="P4" draw:layer="layout" svg:width="7.619cm" svg:height="6.221cm" svg:x="16.51cm" svg:y="10.795cm" presentation:class="outline" presentation:user-transformed="true">
          <draw:text-box>
            <text:p text:style-name="P3"><text:span text:style-name="T2">Presented By:</text:span></text:p>
            <text:p text:style-name="P3"><text:span text:style-name="T2"/></text:p>
            <text:p text:style-name="P3"><text:span text:style-name="T2">Abhijith Madhav</text:span></text:p>
            <text:p text:style-name="P3"><text:span text:style-name="T2">Nikita Shah</text:span></text:p>
            <text:p text:style-name="P3"><text:span text:style-name="T2">Saumya Tayal</text:span></text:p>
          </draw:text-box>
        </draw:frame>
        <draw:custom-shape draw:name="TextBox 3" draw:style-name="gr1" draw:text-style-name="P6" draw:layer="layout" svg:width="5.409cm" svg:height="2.281cm" svg:x="10.391cm" svg:y="5.194cm">
          <text:p text:style-name="P5"><text:span text:style-name="T2">GROUP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RBAN RURAL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RBAN RURAL</text:span></text:p>
          </draw:text-box>
        </draw:frame>
        <draw:frame draw:name="Content Placeholder 2" presentation:style-name="pr2" draw:text-style-name="P4" draw:layer="layout" svg:width="22.859cm" svg:height="2.751cm" svg:x="1.27cm" svg:y="4.445cm" presentation:class="outline" presentation:user-transformed="true">
          <draw:text-box>
            <text:list text:style-name="L4">
              <text:list-item>
                <text:p text:style-name="P7"><text:span text:style-name="T3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Urban - Their medium is not necessarily Kannada</text:span></text:p>
                  </text:list-item>
                  <text:list-item>
                    <text:p text:style-name="P7"><text:span text:style-name="T3">Rural - They also fail in L2 which is typically English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5"/></text:p>
          </draw:text-box>
        </draw:frame>
        <draw:custom-shape draw:name="TextBox 5" draw:style-name="gr3" draw:text-style-name="P9" draw:layer="layout" svg:width="23.282cm" svg:height="1.945cm" svg:x="1.482cm" svg:y="7.652cm">
          <text:list text:style-name="L7">
            <text:list-item>
              <text:p text:style-name="P5"><text:span text:style-name="T4">Candidates who just pass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4">Rural – Repeaters do not just pa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9" draw:layer="layout" svg:width="23.282cm" svg:height="2.792cm" svg:x="1.482cm" svg:y="14.182cm">
          <text:list text:style-name="L7">
            <text:list-item>
              <text:p text:style-name="P5"><text:span text:style-name="T4">Missing Distinction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4">Urban - General caste and freshers</text:span></text:p>
                </text:list-item>
                <text:list-item>
                  <text:p text:style-name="P5"><text:span text:style-name="T4">Rural - Typically Kannada mediu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9" draw:layer="layout" svg:width="23.282cm" svg:height="4.486cm" svg:x="1.482cm" svg:y="10.16cm">
          <text:list text:style-name="L7">
            <text:list-item>
              <text:p text:style-name="P5"><text:span text:style-name="T4">Missing First Class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4">Urban distinction - English</text:span></text:p>
                </text:list-item>
                <text:list-item>
                  <text:p text:style-name="P5"><text:span text:style-name="T4">Rural distinction – kannada</text:span></text:p>
                </text:list-item>
                <text:list-item>
                  <text:p text:style-name="P5"><text:span text:style-name="T4">Both - Students are freshers</text:span></text:p>
                </text:list-item>
              </text:list>
            </text:list-item>
          </text:list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OYS &amp; GIRL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OYS &amp; GIRLS</text:span></text:p>
          </draw:text-box>
        </draw:frame>
        <draw:frame draw:name="Content Placeholder 2" presentation:style-name="pr2" draw:text-style-name="P4" draw:layer="layout" svg:width="22.859cm" svg:height="3.597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Boys - Fail in everything except L3</text:span></text:p>
                  </text:list-item>
                  <text:list-item>
                    <text:p text:style-name="P11"><text:span text:style-name="T6">Girls - do not fail in languages and</text:span></text:p>
                  </text:list-item>
                  <text:list-item>
                    <text:p text:style-name="P11"><text:span text:style-name="T6">Girls - <text:s/>who fail are freshers</text:span></text:p>
                  </text:list-item>
                </text:list>
              </text:list-item>
            </text:list>
            <text:p text:style-name="P8"><text:span text:style-name="T6"/></text:p>
            <text:p text:style-name="P8"><text:span text:style-name="T5"/></text:p>
          </draw:text-box>
        </draw:frame>
        <draw:custom-shape draw:name="TextBox 6" draw:style-name="gr3" draw:text-style-name="P9" draw:layer="layout" svg:width="23.282cm" svg:height="6.94cm" svg:x="1.27cm" svg:y="8.583cm">
          <text:list text:style-name="L7">
            <text:list-item>
              <text:p text:style-name="P5"><text:span text:style-name="T4">Students who just pass, <text:s/>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4">Characteristic of the girls cluster resembles very much to that of the whole population</text:span></text:p>
                </text:list-item>
              </text:list>
            </text:list-item>
          </text:list>
          <text:p text:style-name="P10"><text:span text:style-name="T4"/></text:p>
          <text:list text:continue-numbering="true" text:style-name="L8">
            <text:list-item>
              <text:p text:style-name="P5"><text:span text:style-name="T4">High performing students (just missing first class and above) </text:span></text:p>
              <text:list>
                <text:list-item>
                  <text:p text:style-name="P5"><text:span text:style-name="T4">Partitioning of the data has no effect on cluster characteristics </text:span></text:p>
                </text:list-item>
              </text:list>
            </text:list-item>
          </text:list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32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4-12-01">01/12/14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umyatayal</meta:initial-creator>
    <meta:editing-cycles>8</meta:editing-cycles>
    <meta:creation-date>2006-08-16T00:00:00</meta:creation-date>
    <dc:date>2014-12-01T00:09:32.837341627</dc:date>
    <meta:editing-duration>PT1M</meta:editing-duration>
    <meta:generator>LibreOffice/4.2.7.2$Linux_X86_64 LibreOffice_project/420m0$Build-2</meta:generator>
    <meta:document-statistic meta:object-count="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